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2ac" officeooo:paragraph-rsid="0006e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 for git push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52:06.159668413</meta:creation-date>
    <dc:date>2023-09-08T22:54:46.463934047</dc:date>
    <meta:editing-duration>PT2M41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3"/>
    <meta:generator>LibreOffice/7.3.5.2$Linux_X86_64 LibreOffice_project/30$Build-2</meta:generator>
  </office:meta>
</office:document-meta>
</file>